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cc00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text-properties fo:color="#0000ff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3" style:family="paragraph" style:parent-style-name="Standard" style:master-page-name="Standard">
      <style:paragraph-properties style:page-number="auto"/>
      <style:text-properties fo:color="#0000ff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text-properties fo:color="#00cc00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text-properties style:use-window-font-color="true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6" style:family="paragraph" style:parent-style-name="Standard">
      <style:text-properties fo:color="#7e0021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text-properties fo:color="#0a0a0a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0a0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vezető</text:p>
      <text:p text:style-name="P2"/>
      <text:p text:style-name="P2">Ripple egy kicsit komplexebb, mint egy átlagos kriptopénzt. Amikor valaki a Ripple-t emlegeti több dolgot is érthet ez alatt. Lehet a digitális valuta (XRP), a nyílt fizetési rendszer amelyen a valuta használható, csakúgy mint a cég amely létrehozta ezt. </text:p>
      <text:p text:style-name="P2">Ripple mint cég 2012-ben jött létre, és már egy bevétellel rendelkező privát cég, amely több mint 100 pénzügyi intézettel áll kapcsolatban.</text:p>
      <text:p text:style-name="P2">Ripple célja, hogy egy olyan platform legyen ahol bárki küldhet, bármilyen valutát másodpercek alatt a világ bármely pontjára. Ez az ambiciózus cél olyan régi rendszereket hivatott leváltani mint a Western Union és SWIFT.</text:p>
      <text:p text:style-name="P2"/>
      <text:p text:style-name="P1">Ripple és XRP:</text:p>
      <text:p text:style-name="P1">Ripple mint a tranzakció protokoll Amikor valaki arról beszél, hogy a Ripple ára folyamatosan növekszik akkor az XRP-t értik ezalatt. </text:p>
      <text:p text:style-name="P1">Ripple protokoll</text:p>
      <text:p text:style-name="P1">A Ripple tranzakció protokoll egy valós idejű elszámolási rendszer, amely arra lett tervezve, hogy ezt használják a bankok valuta váltásra és átutalásra. Olyan ősrégi rendszerek lecserélésére alkalmas mint a SWIFT, amelyet 1972 óta használnak a bankok. A Ripple protokoll hatalmas előnnyel rendelkezik mind tranzakció idő- és nyomon követésben.</text:p>
      <text:p text:style-name="P1">Bitcoin-hoz hasonlóan blokklánc technológiát használ, azonban a Ripple hálózat elzárt és nem csatlakozhat be bárki. Ami azt jelenti, hogy ez egy meglehetősen központi rendszer.</text:p>
      <text:p text:style-name="P1"/>
      <text:p text:style-name="P1">XRP – Valuta a Ripple protokollnak</text:p>
      <text:p text:style-name="P1">XRP egy kriptopénz amely azért lett létrehozva, hogy ez legyen a közös pénznem amely a különböző devizák közötti pénzutalások alapját képezi. Ez nem csak sokkal olcsóbbá, de sokkal gyorsabbá is teszi az utalásokat. Egy tranzakció elvégzése, és ellenőrzése maximum 4 másodperc, amíg egy SWIFT utalás napokba telík. </text:p>
      <text:p text:style-name="P1">Hozzá kell tenni, hogy XRP nem szükséges, hogy a Ripple hálózat működjön, és a bankok is használhatják a Ripple hálózatot anélkül, hogy az XRP-t elfogadnák.</text:p>
      <text:p text:style-name="P5"/>
      <text:p text:style-name="P5">Miben különbözik Ripple és Bitcoin?</text:p>
      <text:p text:style-name="P5">Annak ellenére, hogy Ripple-nek és Bitcoin-nak van némi hasonlósága, nagyon eltérnek egymástól. Mint kriptopénz Ripple is kriptográfiát használ, hogy biztosítsa a tranzakciókat nincs egy nyilvános blokklánca. </text:p>
      <text:p text:style-name="P5">Ehelyett közreműködő bankok és pénzügyi intézmények alkotják a hálózat részét amelyek megerősítik a tranzakciókat.</text:p>
      <text:p text:style-name="P5">Ripple tranzakciók mérföldekkel gyorsabbak Bitcoin-nál. Ripple képes 1500 tranzakciót lebonyolítani másodpercenként, Bitcoin 7 tranzakció/másodpercéhez képest, és egy nemzetközi tranzakciót képes 3-4 másodperc alatt elvégezni, amíg Bitcoin blokk megerősítésének ideje 10 perc.</text:p>
      <text:p text:style-name="P5"><text:soft-page-break/>XRP-t nem lehet bányászni</text:p>
      <text:p text:style-name="P5">100 milliárd XRP van összesen amit mind kibocsátottak, 20 milliárd maradt a készítőknél. Jelenleg 38 milliárd van forgalomban, havonta 1 milliárd darabot fognak beleengedni a rendszerbe, amelyeket az XRP-t használni vágyó bankok vásárolhatnak meg az aktuális piaci áron. Ha nem fogy el a teljes 1 milliárd darab, akkor azt visszazárják és hozzáadják a sor végéhez. Mindezt okos szerződés segítségével.(???link???)</text:p>
      <text:p text:style-name="P5">Aggodalmak</text:p>
      <text:p text:style-name="P5">Titoktartás</text:p>
      <text:p text:style-name="P5">Kriptopénzek mint a titoktartás és anonimitás úttörői állnak a köztudatban. Az, hogy Ripple kizárólagosan bankoknak készíti platformját néhány felhasználót aggodalommal tölt el, hogy a Nagy Testvér rajta tartja a szemét a tranzakciókon.</text:p>
      <text:p text:style-name="P5">Centralizáltság</text:p>
      <text:p text:style-name="P5">Míg más kriptopénzek decentralizáltságot hangsúlyozzák, addig Ripple egy meglehetősen centralizált rendszerrel dolgozik. Az sem segít, hogy Ripple hatalmas mennyiségű XRP-nak a tulajdonosa. Habár a lépés, hogy okos szerződésbe zárják az XRP-kat mindenképpen egy jó irányba tett lépésnek számít. Ezzel együtt <text:span text:style-name="T1">Ripple elsődleges tervei között szerepel, hogy javítsanak a decentralizáltságukon. </text:span></text:p>
      <text:p text:style-name="P5">Ripple vásárlás és tárolás</text:p>
      <text:p text:style-name="P5">Ripple-t egy kicsit nehezebb beszerezni mint Bitcoin-t, Ethereum-ot vagy Litecoin-t. Binance egy jó opció lehet, viszont nem igazán kezdőbarát és . Gatehub egy jobb opció lehet ez egyben egy Ripple tárca-ként is funkciónál.</text:p>
      <text:p text:style-name="P5">De ha nagyobb összegekben szeretnénk vásárolni mindenképpen megéri beszerezni egy hardver tárcát, mint a Ledger Nano S amely támogatja az XRP-t. Ezek a hardver tárcák sokkal biztonságosabbak mint a váltók weboldalai. <text:s/></text:p>
      <text:p text:style-name="P6">Fogadtatás</text:p>
      <text:p text:style-name="P6">Azáltal, hogy a bankok elfogadják a Ripple hálózatot és XRP-t ad a folyamatnak egyfajta hitelességet, legalábbis befektetői szempontból.</text:p>
      <text:p text:style-name="P6">A kriptopénz közösségben azonban vegyes érzelmekkel fogadják Ripple-t. Centralizáltsága szöges ellentétben van a legtöbb kriptopénz filozófiájával. </text:p>
      <text:p text:style-name="P5">A többi kriptovalutával ellentétben, amelyek a gyakorlatilag a bankok elpusztításán dolgozik addig Ripple arra törekszik, hogy a pénzügyi intézetekkel együtt dolgozzon.</text:p>
      <text:p text:style-name="P6">Záró gondolatok</text:p>
      <text:p text:style-name="P7">Ripple teljes jövője a bankok adaptációján múlik. A bankok nélkül a platform gyorsan feledés homályába veszne. De ha egyre több bank kezdi el használni, hatalmas szerepe lehet a világ körüli pénzmozgatásban. </text:p>
      <text:p text:style-name="P7">Mivel Ripple teljesen a banki szekcióra koncentrál, átlag ember nem igazán fogja tudni használni az XRP-t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Helvetica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i</meta:initial-creator>
    <meta:editing-cycles>75</meta:editing-cycles>
    <meta:creation-date>2017-12-29T10:16:00</meta:creation-date>
    <dc:date>2018-01-06T20:01:00.15</dc:date>
    <meta:editing-duration>PT17H39M31S</meta:editing-duration>
    <meta:generator>OpenOffice/4.1.4$Win32 OpenOffice.org_project/414m5$Build-9788</meta:generator>
    <meta:document-statistic meta:table-count="0" meta:image-count="0" meta:object-count="0" meta:page-count="2" meta:paragraph-count="33" meta:word-count="665" meta:character-count="48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